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8.178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solid" svg:stroke-width="0.071cm" svg:stroke-color="#000000" draw:stroke-linejoin="miter" draw:fill="solid" draw:fill-color="#d9d9d9" draw:textarea-horizontal-align="justify" draw:textarea-vertical-align="middle" draw:auto-grow-height="false" fo:min-height="2.069cm" fo:min-width="3.31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2">
      <style:graphic-properties draw:stroke="solid" svg:stroke-width="0.071cm" svg:stroke-color="#000000" draw:stroke-linejoin="miter" draw:fill="solid" draw:fill-color="#d9d9d9" draw:textarea-horizontal-align="justify" draw:textarea-vertical-align="middle" draw:auto-grow-height="false" fo:min-height="2.069cm" fo:min-width="3.31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 style:parent-style-name="standard" style:list-style-name="L2">
      <style:graphic-properties draw:stroke="solid" svg:stroke-width="0.071cm" svg:stroke-color="#000000" draw:stroke-linejoin="miter" draw:fill="solid" draw:fill-color="#d9d9d9" draw:textarea-horizontal-align="justify" draw:textarea-vertical-align="middle" draw:auto-grow-height="false" fo:min-height="2.069cm" fo:min-width="3.564cm" fo:padding-top="0.13cm" fo:padding-bottom="0.13cm" fo:padding-left="0.25cm" fo:padding-right="0.25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solid" svg:stroke-width="0.071cm" svg:stroke-color="#000000" draw:stroke-linejoin="miter" draw:fill="solid" draw:fill-color="#d9d9d9" draw:textarea-horizontal-align="justify" draw:textarea-vertical-align="middle" draw:auto-grow-height="false" fo:min-height="2.069cm" fo:min-width="4.241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solid" svg:stroke-width="0.071cm" svg:stroke-color="#000000" draw:stroke-linejoin="miter" draw:fill="solid" draw:fill-color="#ffffff" draw:textarea-horizontal-align="justify" draw:textarea-vertical-align="middle" draw:auto-grow-height="false" fo:min-height="1.645cm" fo:min-width="2.67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loext:graphic-properties draw:fill="solid" draw:fill-color="#d9d9d9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7" style:family="paragraph">
      <loext:graphic-properties draw:fill-color="#ffffff"/>
    </style:style>
    <style:style style:name="T1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2" style:family="text">
      <style:text-properties fo:color="#ffffff" fo:language="en" fo:country="US" style:language-asian="en" style:country-asian="US" style:language-complex="en" style:country-complex="US"/>
    </style:style>
    <style:style style:name="T3" style:family="text">
      <style:text-properties fo:color="#000000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Default" presentation:use-date-time-name="dtd1">
        <draw:custom-shape draw:name="Rectangle 3" draw:style-name="gr1" draw:text-style-name="P2" draw:layer="layout" svg:width="8.678cm" svg:height="1.905cm" svg:x="8.255cm" svg:y="1.27cm">
          <text:list text:style-name="L1">
            <text:list-header>
              <text:p text:style-name="P1"><text:span text:style-name="T1">Shenley NY and L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" draw:text-style-name="P3" draw:layer="layout" svg:width="3.81cm" svg:height="2.329cm" svg:x="1.693cm" svg:y="4.868cm">
          <text:list text:style-name="L2">
            <text:list-header>
              <text:p text:style-name="P1"><text:span text:style-name="T2">Content</text:span><text:span text:style-name="T2"><text:tab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" draw:text-style-name="P3" draw:layer="layout" svg:width="3.81cm" svg:height="2.329cm" svg:x="7.62cm" svg:y="4.868cm">
          <text:list text:style-name="L2">
            <text:list-header>
              <text:p text:style-name="P1"><text:span text:style-name="T2">Desig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4" draw:text-style-name="P3" draw:layer="layout" svg:width="4.064cm" svg:height="2.329cm" svg:x="13.97cm" svg:y="4.868cm">
          <text:list text:style-name="L2">
            <text:list-header>
              <text:p text:style-name="P1"><text:span text:style-name="T2">Fulfill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5" draw:text-style-name="P3" draw:layer="layout" svg:width="4.741cm" svg:height="2.329cm" svg:x="19.897cm" svg:y="4.868cm">
          <text:list text:style-name="L2">
            <text:list-header>
              <text:p text:style-name="P1"><text:span text:style-name="T2">Project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16" draw:style-name="gr6" draw:text-style-name="P4" draw:layer="layout" svg:x1="3.598cm" svg:y1="4.022cm" svg:x2="22.013cm" svg:y2="4.022cm">
          <text:p/>
        </draw:line>
        <draw:line draw:name="Straight Connector 23" draw:style-name="gr6" draw:text-style-name="P4" draw:layer="layout" svg:x1="12.912cm" svg:y1="3.175cm" svg:x2="12.912cm" svg:y2="4.022cm">
          <text:p/>
        </draw:line>
        <draw:line draw:name="Straight Connector 24" draw:style-name="gr6" draw:text-style-name="P4" draw:layer="layout" svg:x1="3.598cm" svg:y1="4.022cm" svg:x2="3.598cm" svg:y2="4.868cm">
          <text:p/>
        </draw:line>
        <draw:line draw:name="Straight Connector 25" draw:style-name="gr6" draw:text-style-name="P4" draw:layer="layout" svg:x1="9.525cm" svg:y1="4.022cm" svg:x2="9.525cm" svg:y2="4.868cm">
          <text:p/>
        </draw:line>
        <draw:line draw:name="Straight Connector 26" draw:style-name="gr6" draw:text-style-name="P4" draw:layer="layout" svg:x1="15.875cm" svg:y1="4.022cm" svg:x2="15.875cm" svg:y2="4.868cm">
          <text:p/>
        </draw:line>
        <draw:line draw:name="Straight Connector 27" draw:style-name="gr6" draw:text-style-name="P4" draw:layer="layout" svg:x1="22.013cm" svg:y1="4.022cm" svg:x2="22.013cm" svg:y2="4.868cm">
          <text:p/>
        </draw:line>
        <draw:line draw:name="Straight Connector 29" draw:style-name="gr6" draw:text-style-name="P4" draw:layer="layout" svg:x1="1.905cm" svg:y1="7.197cm" svg:x2="1.905cm" svg:y2="16.087cm">
          <text:p/>
        </draw:line>
        <draw:line draw:name="Straight Connector 32" draw:style-name="gr6" draw:text-style-name="P4" draw:layer="layout" svg:x1="1.905cm" svg:y1="8.678cm" svg:x2="2.328cm" svg:y2="8.678cm">
          <text:p/>
        </draw:line>
        <draw:line draw:name="Straight Connector 33" draw:style-name="gr6" draw:text-style-name="P4" draw:layer="layout" svg:x1="1.905cm" svg:y1="11.218cm" svg:x2="2.328cm" svg:y2="11.218cm">
          <text:p/>
        </draw:line>
        <draw:line draw:name="Straight Connector 35" draw:style-name="gr6" draw:text-style-name="P4" draw:layer="layout" svg:x1="1.905cm" svg:y1="13.97cm" svg:x2="2.328cm" svg:y2="13.97cm">
          <text:p/>
        </draw:line>
        <draw:line draw:name="Straight Connector 36" draw:style-name="gr6" draw:text-style-name="P4" draw:layer="layout" svg:x1="1.905cm" svg:y1="16.087cm" svg:x2="2.328cm" svg:y2="16.087cm">
          <text:p/>
        </draw:line>
        <draw:custom-shape draw:name="Rectangle 39" draw:style-name="gr7" draw:text-style-name="P2" draw:layer="layout" svg:width="3.175cm" svg:height="1.905cm" svg:x="20.532cm" svg:y="10.372cm">
          <text:list text:style-name="L2">
            <text:list-header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8" draw:text-style-name="P2" draw:layer="layout" svg:width="3.175cm" svg:height="1.905cm" svg:x="20.532cm" svg:y="7.832cm">
          <text:list text:style-name="L2">
            <text:list-header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9" draw:text-style-name="P2" draw:layer="layout" svg:width="3.175cm" svg:height="1.905cm" svg:x="14.605cm" svg:y="10.372cm">
          <text:list text:style-name="L2">
            <text:list-header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10" draw:text-style-name="P2" draw:layer="layout" svg:width="3.175cm" svg:height="1.905cm" svg:x="14.605cm" svg:y="7.832cm">
          <text:list text:style-name="L2">
            <text:list-header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11" draw:text-style-name="P2" draw:layer="layout" svg:width="3.175cm" svg:height="1.905cm" svg:x="8.255cm" svg:y="12.912cm">
          <text:p text:style-name="P5"><text:span text:style-name="T3">FD</text:span></text:p>
          <draw:enhanced-geometry svg:viewBox="0 0 21600 21600" draw:type="rectangle" draw:enhanced-path="M 0 0 L 21600 0 21600 21600 0 21600 0 0 Z N"/>
        </draw:custom-shape>
        <draw:custom-shape draw:name="Rectangle 44" draw:style-name="gr12" draw:text-style-name="P2" draw:layer="layout" svg:width="3.175cm" svg:height="1.905cm" svg:x="8.255cm" svg:y="10.372cm">
          <text:p text:style-name="P5"><text:span text:style-name="T3">FG</text:span></text:p>
          <draw:enhanced-geometry svg:viewBox="0 0 21600 21600" draw:type="rectangle" draw:enhanced-path="M 0 0 L 21600 0 21600 21600 0 21600 0 0 Z N"/>
        </draw:custom-shape>
        <draw:custom-shape draw:name="Rectangle 45" draw:style-name="gr13" draw:text-style-name="P2" draw:layer="layout" svg:width="3.175cm" svg:height="1.905cm" svg:x="8.255cm" svg:y="7.832cm">
          <text:p text:style-name="P5"><text:span text:style-name="T3">Preliminary Design</text:span></text:p>
          <draw:enhanced-geometry svg:viewBox="0 0 21600 21600" draw:type="rectangle" draw:enhanced-path="M 0 0 L 21600 0 21600 21600 0 21600 0 0 Z N"/>
        </draw:custom-shape>
        <draw:custom-shape draw:name="Rectangle 46" draw:style-name="gr14" draw:text-style-name="P2" draw:layer="layout" svg:width="3.175cm" svg:height="1.905cm" svg:x="2.328cm" svg:y="15.24cm">
          <text:list text:style-name="L2">
            <text:list-header>
              <text:p text:style-name="P1"><text:span text:style-name="T2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7" draw:style-name="gr15" draw:text-style-name="P6" draw:layer="layout" svg:width="3.175cm" svg:height="1.905cm" svg:x="2.328cm" svg:y="12.912cm">
          <text:list text:style-name="L2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8" draw:style-name="gr16" draw:text-style-name="P6" draw:layer="layout" svg:width="3.175cm" svg:height="1.905cm" svg:x="2.328cm" svg:y="10.372cm">
          <text:list text:style-name="L2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17" draw:text-style-name="P6" draw:layer="layout" svg:width="3.175cm" svg:height="1.905cm" svg:x="2.328cm" svg:y="7.832cm">
          <text:list text:style-name="L2">
            <text:list-header>
              <text:p><text:span text:style-name="T3"/></text:p>
            </text:list-header>
          </text:list>
          <draw:enhanced-geometry svg:viewBox="0 0 21600 21600" draw:type="rectangle" draw:enhanced-path="M 0 0 L 21600 0 21600 21600 0 21600 0 0 Z N"/>
        </draw:custom-shape>
        <draw:line draw:name="Straight Connector 50" draw:style-name="gr6" draw:text-style-name="P4" draw:layer="layout" svg:x1="7.832cm" svg:y1="7.197cm" svg:x2="7.832cm" svg:y2="13.97cm">
          <text:p/>
        </draw:line>
        <draw:line draw:name="Straight Connector 52" draw:style-name="gr6" draw:text-style-name="P4" draw:layer="layout" svg:x1="14.182cm" svg:y1="7.197cm" svg:x2="14.182cm" svg:y2="11.43cm">
          <text:p/>
        </draw:line>
        <draw:line draw:name="Straight Connector 54" draw:style-name="gr6" draw:text-style-name="P4" draw:layer="layout" svg:x1="7.832cm" svg:y1="8.678cm" svg:x2="8.255cm" svg:y2="8.678cm">
          <text:p/>
        </draw:line>
        <draw:line draw:name="Straight Connector 56" draw:style-name="gr6" draw:text-style-name="P4" draw:layer="layout" svg:x1="14.182cm" svg:y1="8.89cm" svg:x2="14.605cm" svg:y2="8.89cm">
          <text:p/>
        </draw:line>
        <draw:line draw:name="Straight Connector 57" draw:style-name="gr6" draw:text-style-name="P4" draw:layer="layout" svg:x1="14.182cm" svg:y1="11.43cm" svg:x2="14.605cm" svg:y2="11.43cm">
          <text:p/>
        </draw:line>
        <draw:line draw:name="Straight Connector 58" draw:style-name="gr6" draw:text-style-name="P4" draw:layer="layout" svg:x1="9.525cm" svg:y1="10.372cm" svg:x2="9.948cm" svg:y2="10.372cm">
          <text:p/>
        </draw:line>
        <draw:line draw:name="Straight Connector 59" draw:style-name="gr6" draw:text-style-name="P4" draw:layer="layout" svg:x1="7.832cm" svg:y1="11.43cm" svg:x2="8.255cm" svg:y2="11.43cm">
          <text:p/>
        </draw:line>
        <draw:line draw:name="Straight Connector 60" draw:style-name="gr6" draw:text-style-name="P4" draw:layer="layout" svg:x1="7.832cm" svg:y1="13.97cm" svg:x2="8.255cm" svg:y2="13.97cm">
          <text:p/>
        </draw:line>
        <draw:line draw:name="Straight Connector 61" draw:style-name="gr6" draw:text-style-name="P4" draw:layer="layout" svg:x1="20.108cm" svg:y1="7.197cm" svg:x2="20.108cm" svg:y2="11.43cm">
          <text:p/>
        </draw:line>
        <draw:line draw:name="Straight Connector 62" draw:style-name="gr6" draw:text-style-name="P4" draw:layer="layout" svg:x1="20.108cm" svg:y1="8.89cm" svg:x2="20.532cm" svg:y2="8.89cm">
          <text:p/>
        </draw:line>
        <draw:line draw:name="Straight Connector 63" draw:style-name="gr6" draw:text-style-name="P4" draw:layer="layout" svg:x1="20.108cm" svg:y1="11.43cm" svg:x2="20.532cm" svg:y2="11.43cm">
          <text:p/>
        </draw:line>
        <presentation:notes draw:style-name="dp2">
          <draw:page-thumbnail draw:style-name="gr18" draw:layer="layout" svg:width="7.142cm" svg:height="9.524cm" svg:x="5.953cm" svg:y="1.93cm" draw:page-number="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4" draw:text-style-name="MP7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9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8"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lide 1</dc:title>
    <meta:initial-creator>sdiodati</meta:initial-creator>
    <meta:creation-date>2012-02-17T11:56:49.669000000</meta:creation-date>
    <dc:date>2021-08-15T18:48:56.123962842</dc:date>
    <meta:editing-cycles>3</meta:editing-cycles>
    <meta:editing-duration>P1DT6H12M54S</meta:editing-duration>
    <meta:document-statistic meta:object-count="57"/>
    <meta:generator>LibreOffice/6.4.7.2$Linux_X86_64 LibreOffice_project/40$Build-2</meta:generator>
  </office:meta>
</office:document-meta>
</file>